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<text:s text:c="9"/>575516 function calls (574471 primitive calls) in 6.198 second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s text:c="3"/>Ordered by: internal time</text:p>
          </table:table-cell>
          <table:table-cell table:number-columns-repeated="5"/>
        </table:table-row>
        <table:table-row table:style-name="ro1">
          <table:table-cell office:value-type="string">
            <text:p><text:s text:c="3"/>List reduced from 58 to 50 due to restriction &lt;50&gt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<text:s text:c="3"/>ncalls <text:s/>tottime <text:s/>percall <text:s/>cumtime <text:s/>percall filename:lineno(function)</text:p>
          </table:table-cell>
          <table:table-cell table:number-columns-repeated="5"/>
        </table:table-row>
        <table:table-row table:style-name="ro2">
          <table:table-cell office:value-type="float" office:value="29363">
            <text:p>29363</text:p>
          </table:table-cell>
          <table:table-cell office:value-type="string">
            <text:p>28318 <text:s text:c="3"/>1.200 <text:s text:c="3"/>0.000 <text:s text:c="3"/>2.198 <text:s text:c="3"/>0.000 </text:p>
          </table:table-cell>
          <table:table-cell office:value-type="string">
            <text:p>Users</text:p>
          </table:table-cell>
          <table:table-cell office:value-type="string">
            <text:p>Prof Lamb's Strange Musings</text:p>
          </table:table-cell>
          <table:table-cell office:value-type="string">
            <text:p>monopoly.py:548(board_action)</text:p>
          </table:table-cell>
          <table:table-cell/>
        </table:table-row>
        <table:table-row table:style-name="ro2">
          <table:table-cell office:value-type="string">
            <text:p><text:s text:c="4"/>60898 <text:s text:c="3"/>0.582 <text:s text:c="3"/>0.000 <text:s text:c="3"/>0.796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random.py:173(randrange)</text:p>
          </table:table-cell>
        </table:table-row>
        <table:table-row table:style-name="ro2">
          <table:table-cell office:value-type="string">
            <text:p><text:s text:c="4"/>25337 <text:s text:c="3"/>0.516 <text:s text:c="3"/>0.000 <text:s text:c="3"/>4.098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613(take_turn)</text:p>
          </table:table-cell>
          <table:table-cell table:number-columns-repeated="2"/>
        </table:table-row>
        <table:table-row table:style-name="ro2">
          <table:table-cell office:value-type="string">
            <text:p><text:s text:c="4"/>60898 <text:s text:c="3"/>0.479 <text:s text:c="3"/>0.000 <text:s text:c="3"/>1.275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random.py:237(randint)</text:p>
          </table:table-cell>
        </table:table-row>
        <table:table-row table:style-name="ro2">
          <table:table-cell office:value-type="string">
            <text:p><text:s text:c="4"/>50674 <text:s text:c="3"/>0.416 <text:s text:c="3"/>0.000 <text:s text:c="3"/>1.487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434(develop_properties)</text:p>
          </table:table-cell>
          <table:table-cell table:number-columns-repeated="2"/>
        </table:table-row>
        <table:table-row table:style-name="ro2">
          <table:table-cell office:value-type="string">
            <text:p><text:s text:c="5"/>8844 <text:s text:c="3"/>0.402 <text:s text:c="3"/>0.000 <text:s text:c="3"/>0.751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decimal.py:515(__new__)</text:p>
          </table:table-cell>
        </table:table-row>
        <table:table-row table:style-name="ro2">
          <table:table-cell office:value-type="string">
            <text:p><text:s text:c="6"/>100 <text:s text:c="3"/>0.396 <text:s text:c="3"/>0.004 <text:s text:c="3"/>6.083 <text:s text:c="3"/>0.061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708(play)</text:p>
          </table:table-cell>
          <table:table-cell table:number-columns-repeated="2"/>
        </table:table-row>
        <table:table-row table:style-name="ro2">
          <table:table-cell office:value-type="string">
            <text:p><text:s text:c="5"/>8342 <text:s text:c="3"/>0.322 <text:s text:c="3"/>0.000 <text:s text:c="3"/>0.322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303(property_owner)</text:p>
          </table:table-cell>
          <table:table-cell table:number-columns-repeated="2"/>
        </table:table-row>
        <table:table-row table:style-name="ro1">
          <table:table-cell office:value-type="string">
            <text:p><text:s text:c="4"/>64467 <text:s text:c="3"/>0.225 <text:s text:c="3"/>0.000 <text:s text:c="3"/>0.225 <text:s text:c="3"/>0.000 :0(random)</text:p>
          </table:table-cell>
          <table:table-cell table:number-columns-repeated="5"/>
        </table:table-row>
        <table:table-row table:style-name="ro2">
          <table:table-cell office:value-type="string">
            <text:p><text:s text:c="5"/>8342 <text:s text:c="3"/>0.147 <text:s text:c="3"/>0.000 <text:s text:c="3"/>0.574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310(pay_rent)</text:p>
          </table:table-cell>
          <table:table-cell table:number-columns-repeated="2"/>
        </table:table-row>
        <table:table-row table:style-name="ro1">
          <table:table-cell office:value-type="string">
            <text:p><text:s text:c="4"/>35376 <text:s text:c="3"/>0.139 <text:s text:c="3"/>0.000 <text:s text:c="3"/>0.139 <text:s text:c="3"/>0.000 :0(group)</text:p>
          </table:table-cell>
          <table:table-cell table:number-columns-repeated="5"/>
        </table:table-row>
        <table:table-row table:style-name="ro1">
          <table:table-cell office:value-type="string">
            <text:p><text:s text:c="5"/>3909 <text:s text:c="3"/>0.132 <text:s text:c="3"/>0.000 <text:s text:c="3"/>0.132 <text:s text:c="3"/>0.000 :0(remove)</text:p>
          </table:table-cell>
          <table:table-cell table:number-columns-repeated="5"/>
        </table:table-row>
        <table:table-row table:style-name="ro2">
          <table:table-cell office:value-type="string">
            <text:p><text:s text:c="4"/>28318 <text:s text:c="3"/>0.124 <text:s text:c="3"/>0.000 <text:s text:c="3"/>0.140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268(move_ahead)</text:p>
          </table:table-cell>
          <table:table-cell table:number-columns-repeated="2"/>
        </table:table-row>
        <table:table-row table:style-name="ro2">
          <table:table-cell office:value-type="string">
            <text:p><text:s text:c="5"/>8844 <text:s text:c="3"/>0.123 <text:s text:c="3"/>0.000 <text:s text:c="3"/>0.187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decimal.py:999(__str__)</text:p>
          </table:table-cell>
        </table:table-row>
        <table:table-row table:style-name="ro2">
          <table:table-cell office:value-type="string">
            <text:p><text:s text:c="4"/>29050 <text:s text:c="3"/>0.117 <text:s text:c="3"/>0.000 <text:s text:c="3"/>0.120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378(change_money)</text:p>
          </table:table-cell>
          <table:table-cell table:number-columns-repeated="2"/>
        </table:table-row>
        <table:table-row table:style-name="ro2">
          <table:table-cell office:value-type="string">
            <text:p><text:s text:c="4"/>31601 <text:s text:c="3"/>0.115 <text:s text:c="3"/>0.000 <text:s text:c="3"/>0.115 <text:s text:c="3"/>0.000 :0(len)</text:p>
          </table:table-cell>
          <table:table-cell table:number-columns-repeated="5"/>
        </table:table-row>
        <table:table-row table:style-name="ro2">
          <table:table-cell office:value-type="string">
            <text:p><text:s text:c="5"/>8844 <text:s text:c="3"/>0.108 <text:s text:c="3"/>0.000 <text:s text:c="3"/>0.322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decimal.py:1582(__float__)</text:p>
          </table:table-cell>
        </table:table-row>
        <table:table-row table:style-name="ro2">
          <table:table-cell office:value-type="string">
            <text:p><text:s text:c="4"/>25337 <text:s text:c="3"/>0.098 <text:s text:c="3"/>0.000 <text:s text:c="3"/>0.099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687(update_status)</text:p>
          </table:table-cell>
          <table:table-cell table:number-columns-repeated="2"/>
        </table:table-row>
        <table:table-row table:style-name="ro1">
          <table:table-cell office:value-type="string">
            <text:p><text:s text:c="5"/>8844 <text:s text:c="3"/>0.070 <text:s text:c="3"/>0.000 <text:s text:c="3"/>0.393 <text:s text:c="3"/>0.000 :0(round)</text:p>
          </table:table-cell>
          <table:table-cell table:number-columns-repeated="5"/>
        </table:table-row>
        <table:table-row table:style-name="ro1">
          <table:table-cell office:value-type="string">
            <text:p><text:s text:c="5"/>8844 <text:s text:c="3"/>0.064 <text:s text:c="3"/>0.000 <text:s text:c="3"/>0.064 <text:s text:c="3"/>0.000 :0(match)</text:p>
          </table:table-cell>
          <table:table-cell table:number-columns-repeated="5"/>
        </table:table-row>
        <table:table-row table:style-name="ro2">
          <table:table-cell office:value-type="string">
            <text:p><text:s text:c="5"/>8844 <text:s text:c="3"/>0.040 <text:s text:c="3"/>0.000 <text:s text:c="3"/>0.040 <text:s text:c="3"/>0.000 :0(isinstance)</text:p>
          </table:table-cell>
          <table:table-cell table:number-columns-repeated="5"/>
        </table:table-row>
        <table:table-row table:style-name="ro1">
          <table:table-cell office:value-type="string">
            <text:p><text:s text:c="5"/>8844 <text:s text:c="3"/>0.038 <text:s text:c="3"/>0.000 <text:s text:c="3"/>0.038 <text:s text:c="3"/>0.000 :0(__new__)</text:p>
          </table:table-cell>
          <table:table-cell table:number-columns-repeated="5"/>
        </table:table-row>
        <table:table-row table:style-name="ro1">
          <table:table-cell office:value-type="string">
            <text:p><text:s text:c="5"/>8844 <text:s text:c="3"/>0.036 <text:s text:c="3"/>0.000 <text:s text:c="3"/>0.036 <text:s text:c="3"/>0.000 :0(strip)</text:p>
          </table:table-cell>
          <table:table-cell table:number-columns-repeated="5"/>
        </table:table-row>
        <table:table-row table:style-name="ro2">
          <table:table-cell office:value-type="string">
            <text:p><text:s text:c="5"/>2141 <text:s text:c="3"/>0.032 <text:s text:c="3"/>0.000 <text:s text:c="3"/>0.154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197(chance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031 <text:s text:c="3"/>0.000 <text:s text:c="3"/>0.060 <text:s text:c="3"/>0.001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94(create_board)</text:p>
          </table:table-cell>
          <table:table-cell table:number-columns-repeated="2"/>
        </table:table-row>
        <table:table-row table:style-name="ro2">
          <table:table-cell office:value-type="string">
            <text:p><text:s text:c="5"/>1992 <text:s text:c="3"/>0.029 <text:s text:c="3"/>0.000 <text:s text:c="3"/>0.125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296(buy_property)</text:p>
          </table:table-cell>
          <table:table-cell table:number-columns-repeated="2"/>
        </table:table-row>
        <table:table-row table:style-name="ro2">
          <table:table-cell office:value-type="string">
            <text:p><text:s text:c="5"/>2128 <text:s text:c="3"/>0.028 <text:s text:c="3"/>0.000 <text:s text:c="3"/>0.046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141(community_chest)</text:p>
          </table:table-cell>
          <table:table-cell table:number-columns-repeated="2"/>
        </table:table-row>
        <table:table-row table:style-name="ro2">
          <table:table-cell office:value-type="string">
            <text:p><text:s text:c="5"/>8844 <text:s text:c="3"/>0.027 <text:s text:c="3"/>0.000 <text:s text:c="3"/>0.027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decimal.py:700(_isnan)</text:p>
          </table:table-cell>
        </table:table-row>
        <table:table-row table:style-name="ro2">
          <table:table-cell office:value-type="string">
            <text:p><text:s text:c="5"/>5033 <text:s text:c="3"/>0.026 <text:s text:c="3"/>0.000 <text:s text:c="3"/>0.026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477(monopoly_status)</text:p>
          </table:table-cell>
          <table:table-cell table:number-columns-repeated="2"/>
        </table:table-row>
        <table:table-row table:style-name="ro1">
          <table:table-cell office:value-type="string">
            <text:p><text:s text:c="5"/>8047 <text:s text:c="3"/>0.025 <text:s text:c="3"/>0.000 <text:s text:c="3"/>0.025 <text:s text:c="3"/>0.000 :0(append)</text:p>
          </table:table-cell>
          <table:table-cell table:number-columns-repeated="5"/>
        </table:table-row>
        <table:table-row table:style-name="ro2">
          <table:table-cell office:value-type="string">
            <text:p><text:s text:c="5"/>4000 <text:s text:c="3"/>0.017 <text:s text:c="3"/>0.000 <text:s text:c="3"/>0.017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47(__init__)</text:p>
          </table:table-cell>
          <table:table-cell table:number-columns-repeated="2"/>
        </table:table-row>
        <table:table-row table:style-name="ro2">
          <table:table-cell office:value-type="string">
            <text:p><text:s text:c="6"/>300 <text:s text:c="3"/>0.015 <text:s text:c="3"/>0.000 <text:s text:c="3"/>0.025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random.py:276(shuffle)</text:p>
          </table:table-cell>
        </table:table-row>
        <table:table-row table:style-name="ro2">
          <table:table-cell office:value-type="string">
            <text:p><text:s text:c="5"/>2362 <text:s text:c="3"/>0.014 <text:s text:c="3"/>0.000 <text:s text:c="3"/>0.014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425(even_building_test)</text:p>
          </table:table-cell>
          <table:table-cell table:number-columns-repeated="2"/>
        </table:table-row>
        <table:table-row table:style-name="ro2">
          <table:table-cell office:value-type="string">
            <text:p><text:s text:c="6"/>829 <text:s text:c="3"/>0.013 <text:s text:c="3"/>0.000 <text:s text:c="3"/>0.049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498(auction)</text:p>
          </table:table-cell>
          <table:table-cell table:number-columns-repeated="2"/>
        </table:table-row>
        <table:table-row table:style-name="ro2">
          <table:table-cell office:value-type="string">
            <text:p><text:s text:c="6"/>776 <text:s text:c="3"/>0.008 <text:s text:c="3"/>0.000 <text:s text:c="3"/>0.008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534(total_assets)</text:p>
          </table:table-cell>
          <table:table-cell table:number-columns-repeated="2"/>
        </table:table-row>
        <table:table-row table:style-name="ro2">
          <table:table-cell office:value-type="string">
            <text:p><text:s text:c="5"/>1199 <text:s text:c="3"/>0.007 <text:s text:c="3"/>0.000 <text:s text:c="3"/>0.009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277(move_to)</text:p>
          </table:table-cell>
          <table:table-cell table:number-columns-repeated="2"/>
        </table:table-row>
        <table:table-row table:style-name="ro2">
          <table:table-cell office:value-type="string">
            <text:p><text:s text:c="8"/>1 <text:s text:c="3"/>0.005 <text:s text:c="3"/>0.005 <text:s text:c="3"/>6.197 <text:s text:c="3"/>6.197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success.py:46(simple_success_indicator)</text:p>
          </table:table-cell>
          <table:table-cell table:number-columns-repeated="2"/>
        </table:table-row>
        <table:table-row table:style-name="ro1">
          <table:table-cell office:value-type="string">
            <text:p><text:s text:c="5"/>1305 <text:s text:c="3"/>0.005 <text:s text:c="3"/>0.000 <text:s text:c="3"/>0.005 <text:s text:c="3"/>0.000 :0(pow)</text:p>
          </table:table-cell>
          <table:table-cell table:number-columns-repeated="5"/>
        </table:table-row>
        <table:table-row table:style-name="ro2">
          <table:table-cell office:value-type="string">
            <text:p><text:s text:c="5"/>1152 <text:s text:c="3"/>0.004 <text:s text:c="3"/>0.000 <text:s text:c="3"/>0.004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285(go_to_jail)</text:p>
          </table:table-cell>
          <table:table-cell table:number-columns-repeated="2"/>
        </table:table-row>
        <table:table-row table:style-name="ro2">
          <table:table-cell office:value-type="string">
            <text:p><text:s text:c="6"/>100 <text:s text:c="3"/>0.004 <text:s text:c="3"/>0.000 <text:s text:c="3"/>0.019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success.py:4(generate_random_opponent)</text:p>
          </table:table-cell>
          <table:table-cell table:number-columns-repeated="2"/>
        </table:table-row>
        <table:table-row table:style-name="ro2">
          <table:table-cell office:value-type="string">
            <text:p><text:s text:c="6"/>300 <text:s text:c="3"/>0.003 <text:s text:c="3"/>0.000 <text:s text:c="3"/>0.004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random.py:272(choice)</text:p>
          </table:table-cell>
        </table:table-row>
        <table:table-row table:style-name="ro2">
          <table:table-cell office:value-type="string">
            <text:p><text:s text:c="6"/>100 <text:s text:c="3"/>0.002 <text:s text:c="3"/>0.000 <text:s text:c="3"/>0.027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85(create_cards)</text:p>
          </table:table-cell>
          <table:table-cell table:number-columns-repeated="2"/>
        </table:table-row>
        <table:table-row table:style-name="ro1">
          <table:table-cell office:value-type="string">
            <text:p><text:s text:c="6"/>640 <text:s text:c="3"/>0.002 <text:s text:c="3"/>0.000 <text:s text:c="3"/>0.002 <text:s text:c="3"/>0.000 :0(min)</text:p>
          </table:table-cell>
          <table:table-cell table:number-columns-repeated="5"/>
        </table:table-row>
        <table:table-row table:style-name="ro2">
          <table:table-cell office:value-type="string">
            <text:p><text:s text:c="6"/>100 <text:s text:c="3"/>0.002 <text:s text:c="3"/>0.000 <text:s text:c="3"/>0.003 <text:s text:c="3"/>0.000 </text:p>
          </table:table-cell>
          <table:table-cell office:value-type="string">
            <text:p>System</text:p>
          </table:table-cell>
          <table:table-cell office:value-type="string">
            <text:p>Library</text:p>
          </table:table-cell>
          <table:table-cell office:value-type="string">
            <text:p>lib</text:p>
          </table:table-cell>
          <table:table-cell office:value-type="string">
            <text:p>python2.7</text:p>
          </table:table-cell>
          <table:table-cell office:value-type="string">
            <text:p>random.py:290(sample)</text:p>
          </table:table-cell>
        </table:table-row>
        <table:table-row table:style-name="ro2">
          <table:table-cell office:value-type="string">
            <text:p><text:s text:c="6"/>100 <text:s text:c="3"/>0.002 <text:s text:c="3"/>0.000 <text:s text:c="3"/>0.089 <text:s text:c="3"/>0.001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60(__init__)</text:p>
          </table:table-cell>
          <table:table-cell table:number-columns-repeated="2"/>
        </table:table-row>
        <table:table-row table:style-name="ro2">
          <table:table-cell office:value-type="string">
            <text:p><text:s text:c="6"/>247 <text:s text:c="3"/>0.002 <text:s text:c="3"/>0.000 <text:s text:c="3"/>0.002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416(even_selling_test)</text:p>
          </table:table-cell>
          <table:table-cell table:number-columns-repeated="2"/>
        </table:table-row>
        <table:table-row table:style-name="ro1">
          <table:table-cell office:value-type="string">
            <text:p><text:s text:c="6"/>301 <text:s text:c="3"/>0.001 <text:s text:c="3"/>0.000 <text:s text:c="3"/>0.001 <text:s text:c="3"/>0.000 :0(range)</text:p>
          </table:table-cell>
          <table:table-cell table:number-columns-repeated="5"/>
        </table:table-row>
        <table:table-row table:style-name="ro2">
          <table:table-cell office:value-type="string">
            <text:p><text:s text:c="6"/>239 <text:s text:c="3"/>0.001 <text:s text:c="3"/>0.000 <text:s text:c="3"/>0.001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357(sell_building)</text:p>
          </table:table-cell>
          <table:table-cell table:number-columns-repeated="2"/>
        </table:table-row>
        <table:table-row table:style-name="ro2">
          <table:table-cell office:value-type="string">
            <text:p><text:s text:c="6"/>205 <text:s text:c="3"/>0.001 <text:s text:c="3"/>0.000 <text:s text:c="3"/>0.001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31(reset_values)</text:p>
          </table:table-cell>
          <table:table-cell table:number-columns-repeated="2"/>
        </table:table-row>
        <table:table-row table:style-name="ro2">
          <table:table-cell office:value-type="string">
            <text:p><text:s text:c="6"/>105 <text:s text:c="3"/>0.001 <text:s text:c="3"/>0.000 <text:s text:c="3"/>0.001 <text:s text:c="3"/>0.000 </text:p>
          </table:table-cell>
          <table:table-cell office:value-type="string">
            <text:p>Users</text:p>
          </table:table-cell>
          <table:table-cell office:value-type="string">
            <text:p>mckenzielamb</text:p>
          </table:table-cell>
          <table:table-cell office:value-type="string">
            <text:p>monopoly.py:16(__init__)</text:p>
          </table:table-cell>
          <table:table-cell table:number-columns-repeated="2"/>
        </table:table-row>
        <table:table-row table:style-name="ro1" table:number-rows-repeated="10485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0000-00-00T11:39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0:51:38</meta:creation-date>
    <dc:date>2014-08-11T13:33:47</dc:date>
    <meta:editing-duration>P0D</meta:editing-duration>
    <meta:editing-cycles>2</meta:editing-cycles>
    <meta:generator>LibreOffice/4.0.0.3$MacOSX_x86 LibreOffice_project/53fd80e80f44edd735c18dbc5b6cde811e0a15c</meta:generator>
    <meta:document-statistic meta:table-count="1" meta:cell-count="184" meta:object-count="0"/>
  </office:meta>
</office:document-meta>
</file>